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MBX10" svg:font-family="CMBX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language="pt" fo:country="BR" officeooo:rsid="00148bce" officeooo:paragraph-rsid="0012e46a"/>
    </style:style>
    <style:style style:name="P2" style:family="paragraph" style:parent-style-name="Standard">
      <style:text-properties style:font-name="CMBX10" fo:font-size="10pt" fo:language="pt" fo:country="BR" officeooo:rsid="00148bce" officeooo:paragraph-rsid="0012e46a" style:font-size-asian="10pt"/>
    </style:style>
    <style:style style:name="P3" style:family="paragraph" style:parent-style-name="Standard">
      <style:paragraph-properties fo:text-align="start" style:justify-single-word="false"/>
      <style:text-properties fo:language="pt" fo:country="BR" officeooo:paragraph-rsid="0012e46a"/>
    </style:style>
    <style:style style:name="P4" style:family="paragraph" style:parent-style-name="Heading">
      <style:text-properties fo:language="pt" fo:country="BR" officeooo:paragraph-rsid="0014d430"/>
    </style:style>
    <style:style style:name="P5" style:family="paragraph" style:parent-style-name="Heading">
      <style:text-properties fo:language="pt" fo:country="BR" officeooo:paragraph-rsid="001e5c14"/>
    </style:style>
    <style:style style:name="P6" style:family="paragraph" style:parent-style-name="Preformatted_20_Text">
      <style:text-properties style:font-name="Times New Roman" officeooo:rsid="001a503c" officeooo:paragraph-rsid="001dc4e8"/>
    </style:style>
    <style:style style:name="P7" style:family="paragraph" style:parent-style-name="Preformatted_20_Text">
      <style:text-properties style:font-name="Times New Roman" officeooo:rsid="00148bce" officeooo:paragraph-rsid="0012e46a"/>
    </style:style>
    <style:style style:name="P8" style:family="paragraph" style:parent-style-name="Preformatted_20_Text">
      <style:text-properties style:font-name="Times New Roman" fo:language="pt" fo:country="BR" officeooo:rsid="00131370" officeooo:paragraph-rsid="0012e46a"/>
    </style:style>
    <style:style style:name="P9" style:family="paragraph" style:parent-style-name="Preformatted_20_Text">
      <style:text-properties style:font-name="Times New Roman" fo:language="pt" fo:country="BR" officeooo:paragraph-rsid="0012e46a"/>
    </style:style>
    <style:style style:name="P10" style:family="paragraph" style:parent-style-name="Preformatted_20_Text">
      <style:text-properties style:font-name="Times New Roman" fo:language="pt" fo:country="BR" style:text-underline-style="solid" style:text-underline-width="auto" style:text-underline-color="font-color" officeooo:rsid="00148bce" officeooo:paragraph-rsid="0012e46a"/>
    </style:style>
    <style:style style:name="P11" style:family="paragraph" style:parent-style-name="Preformatted_20_Text">
      <style:text-properties style:font-name="Times New Roman" fo:language="pt" fo:country="BR" style:text-underline-style="none" officeooo:rsid="0012e46a" officeooo:paragraph-rsid="0012e46a"/>
    </style:style>
    <style:style style:name="P12" style:family="paragraph" style:parent-style-name="Preformatted_20_Text">
      <style:text-properties style:font-name="Times New Roman" fo:language="pt" fo:country="BR" style:text-underline-style="none" officeooo:rsid="0012e46a" officeooo:paragraph-rsid="0014d430"/>
    </style:style>
    <style:style style:name="P13" style:family="paragraph" style:parent-style-name="Preformatted_20_Text">
      <style:text-properties style:font-name="Times New Roman" fo:language="pt" fo:country="BR" style:text-underline-style="none" officeooo:rsid="0012e46a" officeooo:paragraph-rsid="001e5c14"/>
    </style:style>
    <style:style style:name="P14" style:family="paragraph" style:parent-style-name="Preformatted_20_Text">
      <style:text-properties style:font-name="Times New Roman" fo:language="pt" fo:country="BR" style:text-underline-style="none" officeooo:rsid="0015e3c4" officeooo:paragraph-rsid="0014d430"/>
    </style:style>
    <style:style style:name="P15" style:family="paragraph" style:parent-style-name="Preformatted_20_Text">
      <style:text-properties style:font-name="Times New Roman" fo:language="pt" fo:country="BR" officeooo:rsid="00148bce" officeooo:paragraph-rsid="0012e46a"/>
    </style:style>
    <style:style style:name="P16" style:family="paragraph" style:parent-style-name="Preformatted_20_Text">
      <style:text-properties style:font-name="Times New Roman" fo:language="pt" fo:country="BR" officeooo:rsid="001926e5" officeooo:paragraph-rsid="0014d430"/>
    </style:style>
    <style:style style:name="P17" style:family="paragraph" style:parent-style-name="Preformatted_20_Text">
      <style:text-properties style:font-name="Times New Roman" fo:language="pt" fo:country="BR" officeooo:rsid="0012e46a" officeooo:paragraph-rsid="0014d430"/>
    </style:style>
    <style:style style:name="P18" style:family="paragraph" style:parent-style-name="Preformatted_20_Text">
      <style:text-properties style:font-name="Times New Roman" fo:language="pt" fo:country="BR" officeooo:rsid="0012e46a" officeooo:paragraph-rsid="001e5c14"/>
    </style:style>
    <style:style style:name="P19" style:family="paragraph" style:parent-style-name="Preformatted_20_Text">
      <style:text-properties style:font-name="Times New Roman" fo:language="pt" fo:country="BR" officeooo:rsid="00197395" officeooo:paragraph-rsid="0012e46a"/>
    </style:style>
    <style:style style:name="P20" style:family="paragraph" style:parent-style-name="Preformatted_20_Text">
      <style:text-properties style:font-name="Times New Roman" fo:language="pt" fo:country="BR" officeooo:rsid="0014d430" officeooo:paragraph-rsid="001e5c14"/>
    </style:style>
    <style:style style:name="P21" style:family="paragraph" style:parent-style-name="Preformatted_20_Text">
      <style:text-properties style:font-name="Times New Roman" fo:language="pt" fo:country="BR" officeooo:rsid="001524ce" officeooo:paragraph-rsid="001e5c14"/>
    </style:style>
    <style:style style:name="P22" style:family="paragraph" style:parent-style-name="Preformatted_20_Text">
      <style:text-properties style:font-name="Times New Roman" fo:language="pt" fo:country="BR" officeooo:rsid="001a503c" officeooo:paragraph-rsid="001dc4e8"/>
    </style:style>
    <style:style style:name="P23" style:family="paragraph" style:parent-style-name="Preformatted_20_Text">
      <style:text-properties style:font-name="Times New Roman" fo:language="pt" fo:country="BR" officeooo:rsid="001a93dd" officeooo:paragraph-rsid="001e5c14"/>
    </style:style>
    <style:style style:name="P24" style:family="paragraph" style:parent-style-name="Preformatted_20_Text">
      <style:text-properties style:font-name="Times New Roman" fo:language="pt" fo:country="BR" officeooo:rsid="00154ea2" officeooo:paragraph-rsid="001e5c14"/>
    </style:style>
    <style:style style:name="P25" style:family="paragraph" style:parent-style-name="Preformatted_20_Text">
      <style:text-properties style:font-name="Times New Roman" fo:language="pt" fo:country="BR" officeooo:paragraph-rsid="001e5c14"/>
    </style:style>
    <style:style style:name="P26" style:family="paragraph" style:parent-style-name="Preformatted_20_Text">
      <style:text-properties style:font-name="Times New Roman" fo:language="pt" fo:country="BR" officeooo:rsid="00148bce" officeooo:paragraph-rsid="0012e46a"/>
    </style:style>
    <style:style style:name="T1" style:family="text">
      <style:text-properties officeooo:rsid="0012e46a"/>
    </style:style>
    <style:style style:name="T2" style:family="text">
      <style:text-properties style:font-name="CMBX10" fo:font-size="10pt" style:font-size-asian="10pt"/>
    </style:style>
    <style:style style:name="T3" style:family="text">
      <style:text-properties style:font-name="CMR10" fo:font-size="10pt" style:font-size-asian="10pt"/>
    </style:style>
    <style:style style:name="T4" style:family="text">
      <style:text-properties style:font-name="CMR10" fo:font-size="10pt" officeooo:rsid="0012e46a" style:font-size-asian="10pt"/>
    </style:style>
    <style:style style:name="T5" style:family="text">
      <style:text-properties style:font-name="CMR10" fo:font-size="10pt" officeooo:rsid="00170f6d" style:font-size-asian="10pt"/>
    </style:style>
    <style:style style:name="T6" style:family="text">
      <style:text-properties officeooo:rsid="00197395"/>
    </style:style>
    <style:style style:name="T7" style:family="text">
      <style:text-properties style:text-underline-style="none"/>
    </style:style>
    <style:style style:name="T8" style:family="text">
      <style:text-properties style:text-underline-style="none" officeooo:rsid="0014d430"/>
    </style:style>
    <style:style style:name="T9" style:family="text">
      <style:text-properties style:text-underline-style="none" officeooo:rsid="0015e3c4"/>
    </style:style>
    <style:style style:name="T10" style:family="text">
      <style:text-properties style:text-underline-style="none" officeooo:rsid="001c50ec"/>
    </style:style>
    <style:style style:name="T11" style:family="text">
      <style:text-properties style:text-underline-style="none" officeooo:rsid="001e5c14"/>
    </style:style>
    <style:style style:name="T12" style:family="text">
      <style:text-properties style:text-underline-style="none" officeooo:rsid="001fddf7"/>
    </style:style>
    <style:style style:name="T13" style:family="text">
      <style:text-properties style:text-underline-style="none" officeooo:rsid="0012e46a"/>
    </style:style>
    <style:style style:name="T14" style:family="text">
      <style:text-properties fo:language="pt" fo:country="BR"/>
    </style:style>
    <style:style style:name="T15" style:family="text">
      <style:text-properties fo:language="pt" fo:country="BR" officeooo:rsid="0012e46a"/>
    </style:style>
    <style:style style:name="T16" style:family="text">
      <style:text-properties fo:language="pt" fo:country="BR" fo:font-weight="bold" officeooo:rsid="0012e46a" style:font-weight-asian="bold" style:font-weight-complex="bold"/>
    </style:style>
    <style:style style:name="T17" style:family="text">
      <style:text-properties fo:language="pt" fo:country="BR" officeooo:rsid="001926e5"/>
    </style:style>
    <style:style style:name="T18" style:family="text">
      <style:text-properties fo:language="pt" fo:country="BR" officeooo:rsid="001dc4e8"/>
    </style:style>
    <style:style style:name="T19" style:family="text">
      <style:text-properties officeooo:rsid="0014d430"/>
    </style:style>
    <style:style style:name="T20" style:family="text">
      <style:text-properties officeooo:rsid="001524ce"/>
    </style:style>
    <style:style style:name="T21" style:family="text">
      <style:text-properties officeooo:rsid="00154ea2"/>
    </style:style>
    <style:style style:name="T22" style:family="text">
      <style:text-properties officeooo:rsid="0017a925"/>
    </style:style>
    <style:style style:name="T23" style:family="text">
      <style:text-properties officeooo:rsid="001e5c14"/>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9739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text:span text:style-name="T2">Disciplina</text:span><text:span text:style-name="T3">: </text:span><text:span text:style-name="T4">Projeto e Análise de Algoritmos</text:span></text:p>
      <text:p text:style-name="P3"><text:span text:style-name="T2">Professor</text:span><text:span text:style-name="T3">: </text:span><text:span text:style-name="T5">Alexandre Gonçalves Silva, Rafael Santiago</text:span></text:p>
      <text:p text:style-name="P2"><text:span text:style-name="T1">Lista</text:span> <text:span text:style-name="T1">2</text:span></text:p>
      <text:p text:style-name="P9"/>
      <text:p text:style-name="P10">Alunos:</text:p>
      <text:p text:style-name="P11">Gustavo Alves</text:p>
      <text:p text:style-name="P9">Jonathan de Oliveira Cardoso</text:p>
      <text:p text:style-name="P8"/>
      <text:p text:style-name="P10">Descrição do problema:</text:p>
      <text:p text:style-name="P15"/>
      <text:p text:style-name="P7"><text:span text:style-name="T14">Deve ser proposto um programa que resolva a</text:span><text:span text:style-name="T15">s</text:span><text:span text:style-name="T14"> situaç</text:span><text:span text:style-name="T15">ões</text:span><text:span text:style-name="T14"> descrita</text:span><text:span text:style-name="T15">s</text:span><text:span text:style-name="T14"> n</text:span><text:span text:style-name="T15">a</text:span><text:span text:style-name="T14"> </text:span><text:span text:style-name="T16">Lista 2</text:span><text:span text:style-name="T17"> disponível em </text:span><text:a xlink:type="simple" xlink:href="https://moodle.ufsc.br/course/view.php?id=104262" text:style-name="Internet_20_link" text:visited-style-name="Visited_20_Internet_20_Link">Moodle da Disciplina</text:a><text:span text:style-name="T14">.</text:span></text:p>
      <text:p text:style-name="P9"/>
      <text:p text:style-name="P10">Solução encontrada pelo grupo:</text:p>
      <text:p text:style-name="P16"/>
      <text:p text:style-name="P4">Item 1</text:p>
      <text:p text:style-name="P17"><text:span text:style-name="T7">Verificamos que o problema deste item se trava de um Grafo </text:span><text:span text:style-name="T8">Dirigido</text:span><text:span text:style-name="T7"> e Ponderado, por se tratar de distâncias e o enunciado não esclarecia se era possível ou não ter “distâncias negativas”, partimos do pressuposto que somente seria possivel ter arestas com pesos positivos. Desta forma optamos por adaptar um algoritmo conhecido desenvolvido por Dijkstra para solucionarmos este problema.</text:span></text:p>
      <text:p text:style-name="P12"/>
      <text:p text:style-name="P17"><text:span text:style-name="T7">Código fonte: </text:span><text:span text:style-name="T9">dijkstra.c</text:span></text:p>
      <text:p text:style-name="P17"><text:span text:style-name="T7">Execução: Make item</text:span><text:span text:style-name="T9">1</text:span></text:p>
      <text:p text:style-name="P14"/>
      <text:p text:style-name="P23"><text:span text:style-name="T9">b</text:span><text:span text:style-name="T7">)</text:span><text:span text:style-name="T12"> Pois é atualizado a tabela de distâncias a cada laço de execução do while, sempre mantendo o menor valor possível para chegar a determinado vertice. Este laço é executado |V| vezes (|V| é um valor finito, logo para), ao final da execução tem-se a menor distância possível de determinada origem para todos os demas vertices. Como o problema adotado consiste em minimizar os custos com o combustivel (percorrer a menor distâcia) para chegar a determinado local (destino), basta executar o dijkstra para obter a menor rota e retornar a rota para determinado vertice.</text:span></text:p>
      <text:p text:style-name="P5">Item <text:span text:style-name="T19">2</text:span></text:p>
      <text:p text:style-name="P18"><text:span text:style-name="T7">Verificamos que o problema deste item se trava de um Grafo </text:span><text:span text:style-name="T8">Não-Dirigido</text:span><text:span text:style-name="T7"> e Ponderado, </text:span><text:span text:style-name="T8">desejava-se obter o custo mínimo para fazer o cabeamento telefônico entre as cidades dado um grafo. Observamos que o problema era similar ao de obter uma arvore geradora mínima em grafos. Para a solução deste problema optamos por adaptar um algoritmo conhecido desenvolvido por Kruskall.</text:span></text:p>
      <text:p text:style-name="P13"/>
      <text:p text:style-name="P18"><text:span text:style-name="T7">Código fonte: </text:span><text:span text:style-name="T8">kruskal.c quick.c</text:span></text:p>
      <text:p text:style-name="P18"><text:span text:style-name="T7">Execução: Make item</text:span><text:span text:style-name="T8">2</text:span></text:p>
      <text:p text:style-name="P21"/>
      <text:p text:style-name="P20"><text:span text:style-name="T22">b) </text:span>A complexidade do algoritmo é O(<text:span text:style-name="T21">|V|+</text:span>|E|log|E|<text:span text:style-name="T20">).</text:span></text:p>
      <text:p text:style-name="P20"/>
      <text:p text:style-name="P24"><text:span text:style-name="T10">Utilizamos o algoritmo de Kruskall (</text:span><text:span text:style-name="T8">|E|log|E|</text:span><text:span text:style-name="T10">) para obter a arvore geradora minima, após para calcularmos o custo mínimo e quais cidades possuiam mais de 3 conexões visitamos cada aresta da arvore geradora mínima (|V|-1).</text:span></text:p>
      <text:p text:style-name="P5">Item <text:span text:style-name="T23">3</text:span></text:p>
      <text:p text:style-name="P18"><text:span text:style-name="T11">PREENCHER</text:span><text:span text:style-name="T8">.</text:span></text:p>
      <text:p text:style-name="P13"/>
      <text:p text:style-name="P18"><text:span text:style-name="T7">Código fonte:</text:span><text:span text:style-name="T8"> exercicio03.lua</text:span></text:p>
      <text:p text:style-name="P25"><text:span text:style-name="T13">Execução: Make item</text:span><text:span text:style-name="T11">3</text:span></text:p>
      <text:p text:style-name="P9"/>
      <text:p text:style-name="P9"/>
      <text:p text:style-name="P15"><text:span text:style-name="T25">Dificuldades</text:span><text:span text:style-name="T24"> encontrada</text:span><text:span text:style-name="T25">s</text:span><text:span text:style-name="T24"> pelo grupo:</text:span></text:p>
      <text:p text:style-name="P19">.</text:p>
      <text:p text:style-name="P19"/>
      <text:p text:style-name="P22">REFERÊNCIAS </text:p>
      <text:p text:style-name="P6"><text:span text:style-name="T14">[</text:span><text:span text:style-name="T18">1</text:span><text:span text:style-name="T14">] </text:span><text:span text:style-name="T18">Programas Prontos</text:span><text:span text:style-name="T14">, </text:span><text:a xlink:type="simple" xlink:href="http://www.programasprontos.com/algoritmos-de-ordenacao/algortimo-quick-sort/" text:style-name="Internet_20_link" text:visited-style-name="Visited_20_Internet_20_Link">http://www.programasprontos.com/algoritmos-de-ordenacao/algortimo-quick-sort/</text:a><text:span text:style-name="T14"> , Acess</text:span><text:span text:style-name="T18">o</text:span><text:span text:style-name="T14"> em </text:span><text:span text:style-name="T18">13</text:span><text:span text:style-name="T14">/0</text:span><text:span text:style-name="T18">6</text:span><text:span text:style-name="T14">/2019.</text:span></text:p>
      <text:p text:style-name="P6"><text:span text:style-name="T14">[</text:span><text:span text:style-name="T18">2</text:span><text:span text:style-name="T14">] </text:span><text:span text:style-name="T18">Lucca Siaudzionis</text:span><text:span text:style-name="T14">, </text:span><text:a xlink:type="simple" xlink:href="http://www.codcad.com/lesson/44" text:style-name="Internet_20_link" text:visited-style-name="Visited_20_Internet_20_Link">http://www.codcad.com/lesson/44</text:a><text:span text:style-name="T14"> , Acess</text:span><text:span text:style-name="T18">o</text:span><text:span text:style-name="T14"> em </text:span><text:span text:style-name="T18">13</text:span><text:span text:style-name="T14">/0</text:span><text:span text:style-name="T18">6</text:span><text:span text:style-name="T14">/2019.</text:span></text:p>
      <text:p text:style-name="P6"><text:span text:style-name="T14">[</text:span><text:span text:style-name="T18">2</text:span><text:span text:style-name="T14">] </text:span><text:span text:style-name="T18">The Crazy Programmer</text:span><text:span text:style-name="T14">, </text:span><text:a xlink:type="simple" xlink:href="https://www.thecrazyprogrammer.com/2014/03/dijkstra-algorithm-for-finding-shortest-path-of-a-graph.html" text:style-name="Internet_20_link" text:visited-style-name="Visited_20_Internet_20_Link">https://www.thecrazyprogrammer.com/2014/03/dijkstra-algorithm-for-finding-shortest-path-of-a-graph.html</text:a><text:span text:style-name="T14">, Acess</text:span><text:span text:style-name="T18">o</text:span><text:span text:style-name="T14"> em </text:span><text:span text:style-name="T18">13</text:span><text:span text:style-name="T14">/0</text:span><text:span text:style-name="T18">6</text:span><text:span text:style-name="T14">/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MBX10" svg:font-family="CMBX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5:10:16.811610926</meta:creation-date>
    <dc:date>2019-06-17T11:19:08.368623704</dc:date>
    <meta:editing-duration>PT2H54M7S</meta:editing-duration>
    <meta:editing-cycles>16</meta:editing-cycles>
    <meta:generator>LibreOffice/6.1.5.2$Linux_X86_64 LibreOffice_project/10$Build-2</meta:generator>
    <meta:document-statistic meta:table-count="0" meta:image-count="0" meta:object-count="0" meta:page-count="1" meta:paragraph-count="30" meta:word-count="355" meta:character-count="2485" meta:non-whitespace-character-count="2159"/>
  </office:meta>
</office:document-meta>
</file>